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07in"/>
    </style:style>
    <style:style style:name="co2" style:family="table-column">
      <style:table-column-properties fo:break-before="auto" style:column-width="1.3236in"/>
    </style:style>
    <style:style style:name="co3" style:family="table-column">
      <style:table-column-properties fo:break-before="auto" style:column-width="0.5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3" style:family="table-cell" style:parent-style-name="Default" style:data-style-name="N121"/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3" table:default-cell-style-name="Default"/>
        <table:table-row table:style-name="ro1">
          <table:table-cell table:number-columns-repeated="2"/>
          <table:table-cell table:style-name="ce3" table:formula="of:=[.C2]/60" office:value-type="float" office:value="1.80555555556202" calcext:value-type="float">
            <text:p>1.8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Note that I created the “DIFF()” function / macro in column C</text:p>
          </table:table-cell>
        </table:table-row>
        <table:table-row table:style-name="ro1">
          <table:table-cell table:number-columns-repeated="2"/>
          <table:table-cell table:formula="of:=SUM([.C6:.C500])" office:value-type="float" office:value="108.333333333721" calcext:value-type="float">
            <text:p>108</text:p>
          </table:table-cell>
          <table:table-cell office:value-type="string" calcext:value-type="string">
            <text:p>minutes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date" office:date-value="2021-12-01T00:31:00" calcext:value-type="date">
            <text:p>12/01/21 12:31 AM</text:p>
          </table:table-cell>
          <table:table-cell table:style-name="ce1" office:value-type="date" office:date-value="2021-12-01T00:50:00" calcext:value-type="date">
            <text:p>12/01/21 12:50 AM</text:p>
          </table:table-cell>
          <table:table-cell table:formula="of:=DIFF([.A6];[.B6])" office:value-type="float" office:value="18.9999999990687" calcext:value-type="float">
            <text:p>19</text:p>
          </table:table-cell>
          <table:table-cell office:value-type="string" calcext:value-type="string">
            <text:p>created GitHub repo, created index.php, reading my PayPal examples, added PayPal links to index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0:56:00" calcext:value-type="date">
            <text:p>12/01/21 12:56 AM</text:p>
          </table:table-cell>
          <table:table-cell table:style-name="ce1" office:value-type="date" office:date-value="2021-12-01T01:03:00" calcext:value-type="date">
            <text:p>12/01/21 01:03 AM</text:p>
          </table:table-cell>
          <table:table-cell table:formula="of:=DIFF([.A7];[.B7])" office:value-type="float" office:value="6.99999999138527" calcext:value-type="float">
            <text:p>7</text:p>
          </table:table-cell>
          <table:table-cell office:value-type="string" calcext:value-type="string">
            <text:p>a little bit of styling, linking fields, total field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07:00" calcext:value-type="date">
            <text:p>12/01/21 01:07 AM</text:p>
          </table:table-cell>
          <table:table-cell table:style-name="ce1" office:value-type="date" office:date-value="2021-12-01T01:11:00" calcext:value-type="date">
            <text:p>12/01/21 01:11 AM</text:p>
          </table:table-cell>
          <table:table-cell table:formula="of:=DIFF([.A8];[.B8])" office:value-type="float" office:value="4.00000000256114" calcext:value-type="float">
            <text:p>4</text:p>
          </table:table-cell>
          <table:table-cell office:value-type="string" calcext:value-type="string">
            <text:p>commit; gitignore for lock file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12:00" calcext:value-type="date">
            <text:p>12/01/21 01:12 AM</text:p>
          </table:table-cell>
          <table:table-cell table:style-name="ce1" office:value-type="date" office:date-value="2021-12-01T01:32:00" calcext:value-type="date">
            <text:p>12/01/21 01:32 AM</text:p>
          </table:table-cell>
          <table:table-cell table:formula="of:=DIFF([.A9];[.B9])" office:value-type="float" office:value="20.0000000023283" calcext:value-type="float">
            <text:p>20</text:p>
          </table:table-cell>
          <table:table-cell office:value-type="string" calcext:value-type="string">
            <text:p>continued below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1:38:00" calcext:value-type="date">
            <text:p>12/01/21 01:38 AM</text:p>
          </table:table-cell>
          <table:table-cell table:style-name="ce1" office:value-type="date" office:date-value="2021-12-01T02:35:00" calcext:value-type="date">
            <text:p>12/01/21 02:35 AM</text:p>
          </table:table-cell>
          <table:table-cell table:formula="of:=DIFF([.A10];[.B10])" office:value-type="float" office:value="57.0000000076834" calcext:value-type="float">
            <text:p>57</text:p>
          </table:table-cell>
          <table:table-cell office:value-type="string" calcext:value-type="string">
            <text:p>Client-size complete payment transaction; then added cliend-size xID, posted live to kwynn.com</text:p>
          </table:table-cell>
          <table:table-cell table:number-columns-repeated="2"/>
        </table:table-row>
        <table:table-row table:style-name="ro1">
          <table:table-cell table:style-name="ce1" office:value-type="date" office:date-value="2021-12-01T02:39:00" calcext:value-type="date">
            <text:p>12/01/21 02:39 AM</text:p>
          </table:table-cell>
          <table:table-cell table:style-name="ce1" office:value-type="date" office:date-value="2021-12-01T02:40:00" calcext:value-type="date">
            <text:p>12/01/21 02:40 AM</text:p>
          </table:table-cell>
          <table:table-cell table:formula="of:=DIFF([.A11];[.B11])" office:value-type="float" office:value="0.99999999278225" calcext:value-type="float">
            <text:p>1</text:p>
          </table:table-cell>
          <table:table-cell office:value-type="string" calcext:value-type="string">
            <text:p>??</text:p>
          </table:table-cell>
          <table:table-cell table:number-columns-repeated="2"/>
        </table:table-row>
        <table:table-row table:style-name="ro1">
          <table:table-cell table:style-name="ce1" office:value-type="date" office:date-value="2022-01-04T23:20:00" calcext:value-type="date">
            <text:p>01/04/22 11:20 PM</text:p>
          </table:table-cell>
          <table:table-cell/>
          <table:table-cell table:formula="of:=DIFF([.A12];[.B12])" office:value-type="float" office:value="0.333333337912336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3];[.B13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4];[.B14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5];[.B15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6];[.B16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7];[.B17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8];[.B18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19];[.B19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0];[.B20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1];[.B21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2];[.B22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3];[.B23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4];[.B24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5];[.B25])">
            <text:p/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DIFF([.A26];[.B26])">
            <text:p/>
          </table:table-cell>
          <table:table-cell table:number-columns-repeated="3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23:19:57.74801269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00:28:05.286879336</meta:creation-date>
    <dc:date>2022-01-04T23:20:30.727589358</dc:date>
    <meta:editing-duration>PT1H54M49S</meta:editing-duration>
    <meta:editing-cycles>20</meta:editing-cycles>
    <meta:generator>LibreOffice/7.2.3.2$Linux_X86_64 LibreOffice_project/20$Build-2</meta:generator>
    <meta:document-statistic meta:table-count="1" meta:cell-count="45" meta:object-count="0"/>
  </office:meta>
</office:document-meta>
</file>